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d50" officeooo:paragraph-rsid="001f0d50"/>
    </style:style>
    <style:style style:name="P2" style:family="paragraph" style:parent-style-name="Standard">
      <style:text-properties officeooo:rsid="00208c53" officeooo:paragraph-rsid="00208c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Query</text:p>
      <text:p text:style-name="P1"/>
      <text:p text:style-name="P2">$(‘div.red + p’)</text:p>
      <text:p text:style-name="P2">jQuery(‘div.red + p’) </text:p>
      <text:p text:style-name="P2"/>
      <text:p text:style-name="P2">w wyniku wyszukania obiektu poprzez jQ powstaje <text:span text:style-name="T1">OBIEKT jQuery –</text:span><text:span text:style-name="T2"> daje to więcej możliwości niż w przypadku wyszukania za pomocą J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2T20:09:46.080909265</meta:creation-date>
    <dc:date>2020-11-12T20:12:39.812873241</dc:date>
    <meta:editing-duration>PT2M53S</meta:editing-duration>
    <meta:editing-cycles>2</meta:editing-cycles>
    <meta:generator>LibreOffice/7.0.2.2$Linux_X86_64 LibreOffice_project/00$Build-2</meta:generator>
    <meta:document-statistic meta:table-count="0" meta:image-count="0" meta:object-count="0" meta:page-count="1" meta:paragraph-count="4" meta:word-count="27" meta:character-count="173" meta:non-whitespace-character-count="148"/>
  </office:meta>
</office:document-meta>
</file>